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2" style:master-page-name="">
      <style:paragraph-properties style:page-number="auto" fo:break-before="page"/>
    </style:style>
    <style:style style:name="P32" style:family="paragraph" style:parent-style-name="Heading_20_3">
      <style:text-properties fo:font-style="normal" style:font-style-asian="normal" style:font-style-complex="normal"/>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4/07/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1</text:user-defined></text:p>
              </table:table-cell>
            </table:table-row>
          </table:table>
          <text:p text:style-name="Table"/>
        </draw:text-box>
      </draw:frame>
      <text:p text:style-name="P27"/>
      <text:list xml:id="list965818065"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vdmj.lex<text:tab/>7</text:p>
          <text:p text:style-name="P26"><text:s/>2.3. <text:s/>vdmj.syntax<text:tab/>10</text:p>
          <text:p text:style-name="P26"><text:s/>2.4. <text:s/>vdmj.ast<text:tab/>12</text:p>
          <text:p text:style-name="P26"><text:s/>2.5. <text:s/>vdmj.types<text:tab/>12</text:p>
          <text:p text:style-name="P26"><text:s/>2.6. <text:s/>vdmj.expressions<text:tab/>14</text:p>
          <text:p text:style-name="P26"><text:s/>2.7. <text:s/>vdmj.statements <text:tab/>16</text:p>
          <text:p text:style-name="P26"><text:s/>2.8. <text:s/>vdmj.patterns<text:tab/>17</text:p>
          <text:p text:style-name="P26"><text:s/>2.9. <text:s/>vdmj.traces<text:tab/>18</text:p>
          <text:p text:style-name="P26"><text:s/>2.10. <text:s/>vdmj.definitions<text:tab/>20</text:p>
          <text:p text:style-name="P26"><text:s/>2.11. <text:s/>vdmj.modules<text:tab/>23</text:p>
          <text:p text:style-name="P26"><text:s/>2.12. <text:s/>vdmj.typechecker<text:tab/>24</text:p>
          <text:p text:style-name="P26"><text:s/>2.13. <text:s/>vdmj.pog<text:tab/>26</text:p>
          <text:p text:style-name="P26"><text:s/>2.14. <text:s/>vdmj.runtime<text:tab/>29</text:p>
          <text:p text:style-name="P26"><text:s/>2.15. <text:s/>vdmj.scheduler<text:tab/>34</text:p>
          <text:p text:style-name="P26"><text:s/>2.16. <text:s/>vdmj.values<text:tab/>47</text:p>
          <text:p text:style-name="P26"><text:s/>2.17. <text:s/>vdmj.commands<text:tab/>49</text:p>
          <text:p text:style-name="P26"><text:s/>2.18. <text:s/>vdmj.messages<text:tab/>50</text:p>
          <text:p text:style-name="P26"><text:s/>2.19. <text:s/>vdmj.debug<text:tab/>50</text:p>
          <text:p text:style-name="P26"><text:s/>2.20. <text:s/>vdmj.config<text:tab/>53</text:p>
          <text:p text:style-name="P26"><text:s/>2.21. <text:s/>vdmj.util<text:tab/>54</text:p>
          <text:p text:style-name="P25"><text:s/>3. <text:s/>External Interfaces<text:tab/>55</text:p>
          <text:p text:style-name="P26"><text:s/>3.1. <text:s/>The Native Call Interface<text:tab/>55</text:p>
          <text:p text:style-name="P26"><text:s/>3.2. <text:s/>The Remote Control Interface<text:tab/>55</text:p>
        </text:index-body>
      </text:table-of-content>
      <text:list xml:id="list1444013695" text:continue-numbering="true" text:style-name="Outline">
        <text:list-item>
          <text:list>
            <text:list-item>
              <text:h text:style-name="P29" text:outline-level="2">References</text:h>
            </text:list-item>
          </text:list>
        </text:list-item>
      </text:list>
      <text:list xml:id="list199153095"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756844980" text:continue-list="list1444013695"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10/22/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11/28/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3/04/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05/28/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09/17/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10/02/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12/09/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02/18/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24/07/10</text:modification-date></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21/07/10</text:p>
          </table:table-cell>
          <table:table-cell table:style-name="DocHistory.A1" office:value-type="string">
            <text:p text:style-name="Table_20_Contents">Updated for Overture 0.3.0, added thread pool</text:p>
          </table:table-cell>
        </table:table-row>
      </table:table>
      <text:list xml:id="list164619711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05580435"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186613584"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was originally to permit the Overture AST to be used by VDMJ, but without changing the <text:soft-page-break/>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440618543"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text:soft-page-break/></text:p>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text:soft-page-break/></text:p>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1490189383"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2013954765"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614796080"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text:soft-page-break/>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446225257"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44674809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text:soft-page-break/>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687637404"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28815879"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985499568"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text:soft-page-break/>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997240766"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text:soft-page-break/>expressions and statements are resolved later when the main type checking pass requires them. </text:p>
      <text:p text:style-name="Text_20_body">Do we call them products or tuples? <text:s/>I went for ProductTypes and TupleValues in the end.</text:p>
      <text:list xml:id="list1896206782"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text:soft-page-break/>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text:soft-page-break/>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14029546"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497238541"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text:soft-page-break/>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653320744"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956851723"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text:soft-page-break/>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94159034"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1670128169" text:continue-numbering="true" text:style-name="Outline">
        <text:list-item>
          <text:list>
            <text:list-item>
              <text:h text:style-name="Heading_20_2" text:outline-level="2"><text:soft-page-break/>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text:soft-page-break/>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467463298"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384328421"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ext:soft-page-break/>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487264192"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text:soft-page-break/>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617168834" text:continue-list="list1384328421"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720787070"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ext:soft-page-break/>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1850178689"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163308565" text:continue-list="list487264192" text:style-name="List_20_1">
        <text:list-item>
          <text:p text:style-name="List_20_1_20_Start">Check for duplicate module names in the list passed</text:p>
        </text:list-item>
        <text:list-item>
          <text:p text:style-name="List_20_1_20_Cont."><text:soft-page-break/>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80824623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text:soft-page-break/>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945102527" text:continue-list="list1850178689"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1047736"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ext:soft-page-break/>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83320958"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533008535"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ext:soft-page-break/>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
      <text:p text:style-name="Preformatted_20_Text"><text:tab/>InitThread iniThread = new InitThread(Thread.currentThread());</text:p>
      <text:p text:style-name="Preformatted_20_Text"><text:tab/>BasicSchedulableThread.setInitialThread(iniThread);</text:p>
      <text:p text:style-name="Preformatted_20_Text"/>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text:soft-page-break/>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soft-page-break/><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Basic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96578952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067445969" text:continue-list="list808246235" text:style-name="List_20_1">
        <text:list-item>
          <text:p text:style-name="List_20_1_20_Start">The runtime system is initialized from the ClassList or ModuleList classes' initialize<text:span text:style-name="T4"> method.</text:span></text:p>
        </text:list-item>
        <text:list-item>
          <text:p text:style-name="P34">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text:soft-page-break/>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698166695"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1237468998" text:continue-list="list1965789527" text:style-name="Outline">
        <text:list-item>
          <text:list>
            <text:list-item>
              <text:h text:style-name="P31"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ISchedulableThread</text:p>
          </table:table-cell>
          <table:table-cell table:style-name="Table4.B2" office:value-type="string">
            <text:p text:style-name="Table_20_Contents">Interface for all threads which is handled by the scheduler.</text:p>
          </table:table-cell>
        </table:table-row>
        <table:table-row table:style-name="Table4.2">
          <table:table-cell table:style-name="Table4.A2" office:value-type="string">
            <text:p text:style-name="Table_20_Contents">BasicSchedulableThread</text:p>
          </table:table-cell>
          <table:table-cell table:style-name="Table4.B2" office:value-type="string">
            <text:p text:style-name="Table_20_Contents">Static operations for thread signalling.</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SchedulablePoolThread</text:p>
          </table:table-cell>
          <table:table-cell table:style-name="Table4.B2" office:value-type="string">
            <text:p text:style-name="Table_20_Contents">An abstract pool thread that can be scheduled by the resource scheduler. Contains a static thread pool.</text:p>
          </table:table-cell>
        </table:table-row>
        <table:table-row table:style-name="Table4.2">
          <table:table-cell table:style-name="Table4.A2" office:value-type="string">
            <text:p text:style-name="Table_20_Contents">InitThread</text:p>
          </table:table-cell>
          <table:table-cell table:style-name="Table4.B2" office:value-type="string">
            <text:p text:style-name="Table_20_Contents">The main Java thread which starts up the evaluation.</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text:soft-page-break/>VDMJ implements VDM threads using Java threads. VDMJ running with the dialect VDM-RT has a 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I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I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text:soft-page-break/>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Basic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Basic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or SchedulablePoolThread (which in turn implemets Runnable and uses a thread pool) both implements ISchedulable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BasicSchedulableThread.remove(this);</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ISchedulableThread is given a timeslice to run by the main thread calling the I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text:soft-page-break/>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I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I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I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88696280"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543182388"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ext:soft-page-break/>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text:soft-page-break/>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830809654"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1813466113"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text:soft-page-break/>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1968475060"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1349507986"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1820826569" text:continue-numbering="true" text:style-name="Outline">
        <text:list-item>
          <text:list>
            <text:list-item>
              <text:h text:style-name="Heading_20_2" text:outline-level="2"><text:soft-page-break/>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ext:soft-page-break/>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text:soft-page-break/>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785035557" text:continue-numbering="true" text:style-name="Outline">
        <text:list-item>
          <text:list>
            <text:list-item>
              <text:list>
                <text:list-item>
                  <text:h text:style-name="P32"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77809681"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text:soft-page-break/>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548094279"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977609679"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1653592798"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text:soft-page-break/>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4/07/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1</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56</text:page-number> of <text:page-count style:num-format="1">60</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4/07/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VDMJ Design Specification</dc:title>
    <dc:description>The design specification for VDMJ.</dc:description>
    <meta:editing-cycles>175</meta:editing-cycles>
    <meta:editing-duration>PT56H57M16S</meta:editing-duration>
    <dc:date>2010-07-24T01:35:47</dc:date>
    <meta:keyword>VDMJ</meta:keyword>
    <dc:subject>VDMJ</dc:subject>
    <meta:document-statistic meta:table-count="40" meta:image-count="0" meta:object-count="0" meta:page-count="60" meta:paragraph-count="1688" meta:word-count="24243" meta:character-count="154722"/>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